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fo:font-weight="bold" officeooo:rsid="0000839b" officeooo:paragraph-rsid="0000839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PL Specific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18:03.632697243</meta:creation-date>
    <dc:date>2018-11-04T19:18:33.074006432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1.2.1$Linux_X86_64 LibreOffice_project/10$Build-1</meta:generator>
  </office:meta>
</office:document-meta>
</file>